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officeooo:paragraph-rsid="000d1265"/>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T1" style:family="text">
      <style:text-properties fo:font-size="24pt" officeooo:rsid="000d1265" style:font-size-asian="24pt" style:font-size-complex="24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Assignment 05</text:span></text:span></text:p>
      <text:p text:style-name="Horizontal_20_Line"/>
      <text:h text:style-name="Heading_20_2" text:outline-level="2"><text:span text:style-name="Strong_20_Emphasis">Introduction</text:span></text:h>
      <text:p text:style-name="Text_20_body">A <text:span text:style-name="Strong_20_Emphasis">binomial heap</text:span> is a data structure that supports efficient merging of heaps and is an extension of the binary heap. It is composed of a collection of binomial trees, which satisfy the min-heap property. This structure is widely used in applications requiring efficient priority queue operations.</text:p>
      <text:p text:style-name="Horizontal_20_Line"/>
      <text:h text:style-name="Heading_20_2" text:outline-level="2"><text:span text:style-name="Strong_20_Emphasis">Operations &amp; Their Time Complexity</text:span></text:h>
      <text:p text:style-name="Text_20_body">A binomial heap supports several operations, each with specific time complexities:</text:p>
      <text:h text:style-name="Heading_20_3" text:outline-level="3"><text:span text:style-name="Strong_20_Emphasis">1. Insertion (O(log n))</text:span></text:h>
      <text:list text:style-name="L1">
        <text:list-item>
          <text:p text:style-name="P2">A new key is inserted as a single-node binomial tree and merged with the existing heap. </text:p>
        </text:list-item>
      </text:list>
      <text:h text:style-name="Heading_20_3" text:outline-level="3"><text:span text:style-name="Strong_20_Emphasis">2. Find Minimum (O(log n))</text:span></text:h>
      <text:list text:style-name="L2">
        <text:list-item>
          <text:p text:style-name="P3">The minimum key is found by traversing the root nodes of all binomial trees in the heap. </text:p>
        </text:list-item>
      </text:list>
      <text:h text:style-name="Heading_20_3" text:outline-level="3"><text:span text:style-name="Strong_20_Emphasis">3. Extract Minimum (O(log n))</text:span></text:h>
      <text:list text:style-name="L3">
        <text:list-item>
          <text:p text:style-name="P4">The tree containing the minimum key is removed, and its children are merged back into the heap. </text:p>
        </text:list-item>
      </text:list>
      <text:h text:style-name="Heading_20_3" text:outline-level="3"><text:span text:style-name="Strong_20_Emphasis">4. Union (O(log n))</text:span></text:h>
      <text:list text:style-name="L4">
        <text:list-item>
          <text:p text:style-name="P5">Two binomial heaps are merged by maintaining the order of trees based on degrees. </text:p>
        </text:list-item>
      </text:list>
      <text:h text:style-name="Heading_20_3" text:outline-level="3"><text:span text:style-name="Strong_20_Emphasis">5. Decrease Key (O(log n))</text:span></text:h>
      <text:list text:style-name="L5">
        <text:list-item>
          <text:p text:style-name="P6">The key of a node is decreased, and the heap property is restored by swapping it with its parent if necessary. </text:p>
        </text:list-item>
      </text:list>
      <text:h text:style-name="Heading_20_3" text:outline-level="3"><text:span text:style-name="Strong_20_Emphasis">6. Delete Key (O(log n))</text:span></text:h>
      <text:list text:style-name="L6">
        <text:list-item>
          <text:p text:style-name="P7">The key is decreased to negative infinity and extracted using the Extract-Min operation. </text:p>
        </text:list-item>
      </text:list>
      <text:p text:style-name="Horizontal_20_Line"/>
      <text:h text:style-name="Heading_20_2" text:outline-level="2"><text:span text:style-name="Strong_20_Emphasis">Applications of Binomial Heap</text:span></text:h>
      <text:p text:style-name="Text_20_body">Binomial heaps have a range of applications due to their efficient merging and priority queue operations. Some notable applications include:</text:p>
      <text:h text:style-name="Heading_20_3" text:outline-level="3"><text:soft-page-break/><text:span text:style-name="Strong_20_Emphasis">1. Dijkstra’s Shortest Path Algorithm</text:span></text:h>
      <text:list text:style-name="L7">
        <text:list-item>
          <text:p text:style-name="P8">Used in graph algorithms where the shortest path between nodes is calculated efficiently using priority queues. </text:p>
        </text:list-item>
      </text:list>
      <text:h text:style-name="Heading_20_3" text:outline-level="3"><text:span text:style-name="Strong_20_Emphasis">2. Prim’s Minimum Spanning Tree Algorithm</text:span></text:h>
      <text:list text:style-name="L8">
        <text:list-item>
          <text:p text:style-name="P9">A crucial algorithm in network design where binomial heaps facilitate efficient extraction of minimum edges. </text:p>
        </text:list-item>
      </text:list>
      <text:h text:style-name="Heading_20_3" text:outline-level="3"><text:span text:style-name="Strong_20_Emphasis">3. Job Scheduling</text:span></text:h>
      <text:list text:style-name="L9">
        <text:list-item>
          <text:p text:style-name="P10">In operating systems and databases, binomial heaps help in scheduling tasks based on priority. </text:p>
        </text:list-item>
      </text:list>
      <text:h text:style-name="Heading_20_3" text:outline-level="3"><text:span text:style-name="Strong_20_Emphasis">4. Memory Management</text:span></text:h>
      <text:list text:style-name="L10">
        <text:list-item>
          <text:p text:style-name="P11">Dynamic memory allocation in systems makes use of binomial heaps to manage free memory blocks efficiently. </text:p>
        </text:list-item>
      </text:list>
      <text:h text:style-name="Heading_20_3" text:outline-level="3"><text:span text:style-name="Strong_20_Emphasis">5. Merging Multiple Sorted Lists</text:span></text:h>
      <text:list text:style-name="L11">
        <text:list-item>
          <text:p text:style-name="P12">Used in applications where multiple sorted lists need to be merged in an optimal manner. </text:p>
        </text:list-item>
      </text:list>
      <text:p text:style-name="Horizontal_20_Line"/>
      <text:h text:style-name="Heading_20_2" text:outline-level="2"><text:span text:style-name="Strong_20_Emphasis">Conclusion</text:span></text:h>
      <text:p text:style-name="Text_20_body">Binomial heaps provide an efficient way to handle priority queue operations, especially in applications requiring frequent merging of heaps. With logarithmic time complexities for essential operations, they offer an excellent alternative to traditional binary heaps in scenarios involving complex priority-based scheduling and graph algorithms. Their ability to support merging operations efficiently makes them particularly useful in networking, memory management, and computational graph problems.</text:p>
      <text:p text:style-name="Horizontal_20_Lin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4T23:09:37.902968032</meta:creation-date>
    <dc:date>2025-03-14T23:10:56.671521322</dc:date>
    <meta:editing-duration>PT1M19S</meta:editing-duration>
    <meta:editing-cycles>1</meta:editing-cycles>
    <meta:document-statistic meta:table-count="0" meta:image-count="0" meta:object-count="0" meta:page-count="2" meta:paragraph-count="31" meta:word-count="389" meta:character-count="2487" meta:non-whitespace-character-count="2129"/>
    <meta:generator>LibreOffice/25.2.1.2$Linux_X86_64 LibreOffice_project/520$Build-2</meta:generator>
  </office:meta>
</office:document-meta>
</file>